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SourceFactory.createCachingSource( String uri , String wrappedUri , Source wrappedSource , int expires , String cacheName , boolean f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achingSourceFactory.getSource( final String location , final Map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achingSourceFactory.setServiceManager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setDefaultExpires( int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ing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ingSourceFactory.setAsync( boolean a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set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setSourceRefresher( SourceRefresher refre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CachingSourc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chingSourceFactory.setValidityStrategy( CachingSourceValidityStrategy validity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SourceFactory.instantiateSource( String uri , String wrappedUri , Source wrappedSource , int expires , String cacheName , boolean f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